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afd09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13.962cm" svg:y="5.253cm">
            <draw:object draw:notify-on-update-of-ranges="results.A11:results.A18 results.A10:results.A10 results.C11:results.C18 results.A19:results.A19 results.C20:results.C27 results.A28:results.A28 results.D29:results.D36 results.A37:results.A37 results.D38:results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2.107cm" svg:y="7.19cm">
            <draw:object draw:notify-on-update-of-ranges="results.E29:results.E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 table:number-rows-repeated="9">
          <table:table-cell table:number-columns-repeated="5"/>
        </table:table-row>
        <table:table-row table:style-name="ro1">
          <table:table-cell table:style-name="ce3" office:value-type="string" calcext:value-type="string">
            <text:p>DPC+++ GPU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0.834025" calcext:value-type="float">
            <text:p>0,834025</text:p>
          </table:table-cell>
          <table:table-cell table:style-name="ce3" office:value-type="float" office:value="2.57484" calcext:value-type="float">
            <text:p>2,57484</text:p>
          </table:table-cell>
          <table:table-cell table:number-columns-repeated="2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3.5133" calcext:value-type="float">
            <text:p>3,5133</text:p>
          </table:table-cell>
          <table:table-cell table:style-name="ce3" office:value-type="float" office:value="4.88995" calcext:value-type="float">
            <text:p>4,88995</text:p>
          </table:table-cell>
          <table:table-cell table:number-columns-repeated="2"/>
        </table:table-row>
        <table:table-row table:style-name="ro1"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11.8143" calcext:value-type="float">
            <text:p>11,8143</text:p>
          </table:table-cell>
          <table:table-cell table:style-name="ce3" office:value-type="float" office:value="4.90778" calcext:value-type="float">
            <text:p>4,90778</text:p>
          </table:table-cell>
          <table:table-cell table:number-columns-repeated="2"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8.232" calcext:value-type="float">
            <text:p>28,232</text:p>
          </table:table-cell>
          <table:table-cell table:style-name="ce3" office:value-type="float" office:value="4.86819" calcext:value-type="float">
            <text:p>4,86819</text:p>
          </table:table-cell>
          <table:table-cell table:number-columns-repeated="2"/>
        </table:table-row>
        <table:table-row table:style-name="ro1"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54.9395" calcext:value-type="float">
            <text:p>54,9395</text:p>
          </table:table-cell>
          <table:table-cell table:style-name="ce3" office:value-type="float" office:value="4.88602" calcext:value-type="float">
            <text:p>4,88602</text:p>
          </table:table-cell>
          <table:table-cell table:number-columns-repeated="2"/>
        </table:table-row>
        <table:table-row table:style-name="ro1">
          <table:table-cell table:style-name="ce3" office:value-type="float" office:value="6144" calcext:value-type="float">
            <text:p>6144</text:p>
          </table:table-cell>
          <table:table-cell table:style-name="ce3" office:value-type="float" office:value="94.8362" calcext:value-type="float">
            <text:p>94,8362</text:p>
          </table:table-cell>
          <table:table-cell table:style-name="ce3" office:value-type="float" office:value="4.89113" calcext:value-type="float">
            <text:p>4,89113</text:p>
          </table:table-cell>
          <table:table-cell table:number-columns-repeated="2"/>
        </table:table-row>
        <table:table-row table:style-name="ro1">
          <table:table-cell table:style-name="ce3" office:value-type="float" office:value="7168" calcext:value-type="float">
            <text:p>7168</text:p>
          </table:table-cell>
          <table:table-cell table:style-name="ce3" office:value-type="float" office:value="150.494" calcext:value-type="float">
            <text:p>150,494</text:p>
          </table:table-cell>
          <table:table-cell table:style-name="ce3" office:value-type="float" office:value="4.89447" calcext:value-type="float">
            <text:p>4,89447</text:p>
          </table:table-cell>
          <table:table-cell table:number-columns-repeated="2"/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25.538" calcext:value-type="float">
            <text:p>225,538</text:p>
          </table:table-cell>
          <table:table-cell table:style-name="ce3" office:value-type="float" office:value="4.87505" calcext:value-type="float">
            <text:p>4,8750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PC++ CPU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0.401251" calcext:value-type="float">
            <text:p>0,401251</text:p>
          </table:table-cell>
          <table:table-cell table:style-name="ce4" office:value-type="float" office:value="5.35197" calcext:value-type="float">
            <text:p>5,35197</text:p>
          </table:table-cell>
          <table:table-cell table:number-columns-repeated="2"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0.951195" calcext:value-type="float">
            <text:p>0,951195</text:p>
          </table:table-cell>
          <table:table-cell table:style-name="ce4" office:value-type="float" office:value="18.0614" calcext:value-type="float">
            <text:p>18,0614</text:p>
          </table:table-cell>
          <table:table-cell table:number-columns-repeated="2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table:style-name="ce4" office:value-type="float" office:value="3.17237" calcext:value-type="float">
            <text:p>3,17237</text:p>
          </table:table-cell>
          <table:table-cell table:style-name="ce4" office:value-type="float" office:value="18.2772" calcext:value-type="float">
            <text:p>18,2772</text:p>
          </table:table-cell>
          <table:table-cell table:number-columns-repeated="2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7.61277" calcext:value-type="float">
            <text:p>7,61277</text:p>
          </table:table-cell>
          <table:table-cell table:style-name="ce4" office:value-type="float" office:value="18.0537" calcext:value-type="float">
            <text:p>18,0537</text:p>
          </table:table-cell>
          <table:table-cell table:number-columns-repeated="2"/>
        </table:table-row>
        <table:table-row table:style-name="ro1"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14.6313" calcext:value-type="float">
            <text:p>14,6313</text:p>
          </table:table-cell>
          <table:table-cell table:style-name="ce4" office:value-type="float" office:value="18.3467" calcext:value-type="float">
            <text:p>18,3467</text:p>
          </table:table-cell>
          <table:table-cell table:number-columns-repeated="2"/>
        </table:table-row>
        <table:table-row table:style-name="ro1"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25.5536" calcext:value-type="float">
            <text:p>25,5536</text:p>
          </table:table-cell>
          <table:table-cell table:style-name="ce4" office:value-type="float" office:value="18.1523" calcext:value-type="float">
            <text:p>18,1523</text:p>
          </table:table-cell>
          <table:table-cell table:number-columns-repeated="2"/>
        </table:table-row>
        <table:table-row table:style-name="ro1"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40.1111" calcext:value-type="float">
            <text:p>40,1111</text:p>
          </table:table-cell>
          <table:table-cell table:style-name="ce4" office:value-type="float" office:value="18.3637" calcext:value-type="float">
            <text:p>18,3637</text:p>
          </table:table-cell>
          <table:table-cell table:number-columns-repeated="2"/>
        </table:table-row>
        <table:table-row table:style-name="ro1"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60.7137" calcext:value-type="float">
            <text:p>60,7137</text:p>
          </table:table-cell>
          <table:table-cell table:style-name="ce4" office:value-type="float" office:value="18.1098" calcext:value-type="float">
            <text:p>18,109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office:value-type="string" calcext:value-type="string">
            <text:p>tempo sequencial</text:p>
          </table:table-cell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formula="of:=[.C29]-[.B29]" office:value-type="float" office:value="0.0129700000000001" calcext:value-type="float">
            <text:p>0,01297</text:p>
          </table:table-cell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formula="of:=[.C30]-[.B30]" office:value-type="float" office:value="0.0262999999999991" calcext:value-type="float">
            <text:p>0,026299999999999</text:p>
          </table:table-cell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formula="of:=[.C31]-[.B31]" office:value-type="float" office:value="0.0570999999999913" calcext:value-type="float">
            <text:p>0,057099999999991</text:p>
          </table:table-cell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formula="of:=[.C32]-[.B32]" office:value-type="float" office:value="0.0960000000000036" calcext:value-type="float">
            <text:p>0,096000000000004</text:p>
          </table:table-cell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formula="of:=[.C33]-[.B33]" office:value-type="float" office:value="0.149000000000001" calcext:value-type="float">
            <text:p>0,149000000000001</text:p>
          </table:table-cell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formula="of:=[.C34]-[.B34]" office:value-type="float" office:value="0.299999999999955" calcext:value-type="float">
            <text:p>0,299999999999955</text:p>
          </table:table-cell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formula="of:=[.C35]-[.B35]" office:value-type="float" office:value="0.289999999999964" calcext:value-type="float">
            <text:p>0,289999999999964</text:p>
          </table:table-cell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formula="of:=[.C36]-[.B36]" office:value-type="float" office:value="0.460000000000036" calcext:value-type="float">
            <text:p>0,460000000000036</text:p>
          </table:table-cell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1.82224" calcext:value-type="float">
            <text:p>1,82224</text:p>
          </table:table-cell>
          <table:table-cell table:style-name="ce10" office:value-type="float" office:value="1.83055" calcext:value-type="float">
            <text:p>1,83055</text:p>
          </table:table-cell>
          <table:table-cell table:style-name="ce10" office:value-type="float" office:value="1.17848" calcext:value-type="float">
            <text:p>1,17848</text:p>
          </table:table-cell>
          <table:table-cell/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7.20047" calcext:value-type="float">
            <text:p>7,20047</text:p>
          </table:table-cell>
          <table:table-cell table:style-name="ce10" office:value-type="float" office:value="7.25055" calcext:value-type="float">
            <text:p>7,25055</text:p>
          </table:table-cell>
          <table:table-cell table:style-name="ce10" office:value-type="float" office:value="2.38594" calcext:value-type="float">
            <text:p>2,38594</text:p>
          </table:table-cell>
          <table:table-cell/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0" office:value-type="float" office:value="23.7657" calcext:value-type="float">
            <text:p>23,7657</text:p>
          </table:table-cell>
          <table:table-cell table:style-name="ce10" office:value-type="float" office:value="23.877" calcext:value-type="float">
            <text:p>23,877</text:p>
          </table:table-cell>
          <table:table-cell table:style-name="ce10" office:value-type="float" office:value="2.43974" calcext:value-type="float">
            <text:p>2,43974</text:p>
          </table:table-cell>
          <table:table-cell/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0" office:value-type="float" office:value="45.4295" calcext:value-type="float">
            <text:p>45,4295</text:p>
          </table:table-cell>
          <table:table-cell table:style-name="ce10" office:value-type="float" office:value="45.5475" calcext:value-type="float">
            <text:p>45,5475</text:p>
          </table:table-cell>
          <table:table-cell table:style-name="ce10" office:value-type="float" office:value="3.02532" calcext:value-type="float">
            <text:p>3,02532</text:p>
          </table:table-cell>
          <table:table-cell/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0" office:value-type="float" office:value="82.1329" calcext:value-type="float">
            <text:p>82,1329</text:p>
          </table:table-cell>
          <table:table-cell table:style-name="ce10" office:value-type="float" office:value="82.3576" calcext:value-type="float">
            <text:p>82,3576</text:p>
          </table:table-cell>
          <table:table-cell table:style-name="ce10" office:value-type="float" office:value="3.26831" calcext:value-type="float">
            <text:p>3,26831</text:p>
          </table:table-cell>
          <table:table-cell/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0" office:value-type="float" office:value="135.235" calcext:value-type="float">
            <text:p>135,235</text:p>
          </table:table-cell>
          <table:table-cell table:style-name="ce10" office:value-type="float" office:value="135.477" calcext:value-type="float">
            <text:p>135,477</text:p>
          </table:table-cell>
          <table:table-cell table:style-name="ce10" office:value-type="float" office:value="3.42999" calcext:value-type="float">
            <text:p>3,42999</text:p>
          </table:table-cell>
          <table:table-cell/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0" office:value-type="float" office:value="269.121" calcext:value-type="float">
            <text:p>269,121</text:p>
          </table:table-cell>
          <table:table-cell table:style-name="ce10" office:value-type="float" office:value="269.446" calcext:value-type="float">
            <text:p>269,446</text:p>
          </table:table-cell>
          <table:table-cell table:style-name="ce10" office:value-type="float" office:value="2.73701" calcext:value-type="float">
            <text:p>2,73701</text:p>
          </table:table-cell>
          <table:table-cell/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0" office:value-type="float" office:value="359.525" calcext:value-type="float">
            <text:p>359,525</text:p>
          </table:table-cell>
          <table:table-cell table:style-name="ce10" office:value-type="float" office:value="359.948" calcext:value-type="float">
            <text:p>359,948</text:p>
          </table:table-cell>
          <table:table-cell table:style-name="ce10" office:value-type="float" office:value="3.05824" calcext:value-type="float">
            <text:p>3,05824</text:p>
          </table:table-cell>
          <table:table-cell/>
        </table:table-row>
      </table:table>
      <table:table table:name="speedup" table:style-name="ta1">
        <table:shapes>
          <draw:frame draw:z-index="0" draw:style-name="gr1" draw:text-style-name="P1" svg:width="13.822cm" svg:height="9.005cm" svg:x="20.017cm" svg:y="2.23cm">
            <draw:object draw:notify-on-update-of-ranges="speedup.E28:speedup.E36 speedup.B28:speedup.B28 speedup.C28:speedup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TS/TP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P=(1-s)/P + 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1/((1-s)/P + s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 – s = </text:p>
          </table:table-cell>
          <table:table-cell table:formula="of:=([.C6]/[.D6] + [.C7]/[.D7] + [.C8]/[.D8] + [.C9]/[.D9]) / 4" office:value-type="float" office:value="0.998079668666589" calcext:value-type="float">
            <text:p>0,9980796686665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 = </text:p>
          </table:table-cell>
          <table:table-cell table:formula="of:= 1 - [.C25]" office:value-type="float" office:value="0.00192033133341152" calcext:value-type="float">
            <text:p>0,00192033133341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</text:p>
          </table:table-cell>
          <table:table-cell table:formula="of:=1/(([.C25]/2) + [.C26])" office:value-type="float" office:value="1.99616669854208" calcext:value-type="float">
            <text:p>1,996166698542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4) + [.C26])" office:value-type="float" office:value="3.97708801977964" calcext:value-type="float">
            <text:p>3,977088019779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8) + [.C26])" office:value-type="float" office:value="7.89388783888389" calcext:value-type="float">
            <text:p>7,893887838883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6) + [.C26])" office:value-type="float" office:value="15.5520244035969" calcext:value-type="float">
            <text:p>15,55202440359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32) + [.C26])" office:value-type="float" office:value="30.2020629950076" calcext:value-type="float">
            <text:p>30,202062995007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64) + [.C26])" office:value-type="float" office:value="57.0928563404899" calcext:value-type="float">
            <text:p>57,092856340489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28) + [.C26])" office:value-type="float" office:value="102.903645068655" calcext:value-type="float">
            <text:p>102,90364506865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Speedup Inf = </text:p>
          </table:table-cell>
          <table:table-cell table:formula="of:=1/[.C26]" office:value-type="float" office:value="520.743468901002" calcext:value-type="float">
            <text:p>520,743468901002</text:p>
          </table:table-cell>
        </table:table-row>
        <table:table-row table:style-name="ro1">
          <table:table-cell table:number-columns-repeated="2"/>
          <table:table-cell table:formula="of:=1/(([.C25]/512) + [.C26])" office:value-type="float" office:value="258.417585488875" calcext:value-type="float">
            <text:p>258,417585488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024) + [.C26])" office:value-type="float" office:value="345.420934822962" calcext:value-type="float">
            <text:p>345,42093482296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-00-0000</text:date>, <text:time style:data-style-name="N2" text:time-value="16:51:32.905542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4T16:57:04.565864057</dc:date>
    <meta:editing-duration>PT1H44M47S</meta:editing-duration>
    <meta:editing-cycles>10</meta:editing-cycles>
    <meta:generator>LibreOffice/6.4.7.2$Linux_X86_64 LibreOffice_project/40$Build-2</meta:generator>
    <meta:document-statistic meta:table-count="2" meta:cell-count="18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.A10:results.A19 results.C11:results.C18 results.C20:results.C27 results.A28:results.A28 results.D29:results.D36 results.A37:results.A37 results.D38:results.D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.A11:results.A18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.C11:results.C18" chart:label-cell-address="results.A10:results.A10" chart:class="chart:line">
            <chart:data-point chart:repeated="8"/>
          </chart:series>
          <chart:series chart:style-name="ch11" chart:values-cell-range-address="results.C20:results.C27" chart:label-cell-address="results.A19:results.A19" chart:class="chart:line">
            <chart:data-point chart:repeated="8"/>
          </chart:series>
          <chart:series chart:style-name="ch12" chart:values-cell-range-address="results.D29:results.D36" chart:label-cell-address="results.A28:results.A28" chart:class="chart:line">
            <chart:data-point chart:repeated="8"/>
          </chart:series>
          <chart:series chart:style-name="ch13" chart:values-cell-range-address="results.D38:results.D45" chart:label-cell-address="results.A37:results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.A10:results.A10</svg:desc>
                </draw:g>
              </table:table-cell>
              <table:table-cell office:value-type="string">
                <text:p>DPC++ CPU</text:p>
                <draw:g>
                  <svg:desc>results.A19:results.A19</svg:desc>
                </draw:g>
              </table:table-cell>
              <table:table-cell office:value-type="string">
                <text:p>Sequencial</text:p>
                <draw:g>
                  <svg:desc>results.A28:results.A28</svg:desc>
                </draw:g>
              </table:table-cell>
              <table:table-cell office:value-type="string">
                <text:p>OpenMP CPU</text:p>
                <draw:g>
                  <svg:desc>results.A37:results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.A11:results.A18</svg:desc>
                </draw:g>
              </table:table-cell>
              <table:table-cell office:value-type="float" office:value="2.57484">
                <text:p>2.57484</text:p>
                <draw:g>
                  <svg:desc>results.C11:results.C18</svg:desc>
                </draw:g>
              </table:table-cell>
              <table:table-cell office:value-type="float" office:value="5.35197">
                <text:p>5.35197</text:p>
                <draw:g>
                  <svg:desc>results.C20:results.C27</svg:desc>
                </draw:g>
              </table:table-cell>
              <table:table-cell office:value-type="float" office:value="0.832894">
                <text:p>0.832894</text:p>
                <draw:g>
                  <svg:desc>results.D29:results.D36</svg:desc>
                </draw:g>
              </table:table-cell>
              <table:table-cell office:value-type="float" office:value="1.17848">
                <text:p>1.17848</text:p>
                <draw:g>
                  <svg:desc>results.D38:results.D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0.833094">
                <text:p>0.833094</text:p>
              </table:table-cell>
              <table:table-cell office:value-type="float" office:value="2.38594">
                <text:p>2.3859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0.834891">
                <text:p>0.834891</text:p>
              </table:table-cell>
              <table:table-cell office:value-type="float" office:value="2.43974">
                <text:p>2.439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0.832127">
                <text:p>0.832127</text:p>
              </table:table-cell>
              <table:table-cell office:value-type="float" office:value="3.02532">
                <text:p>3.0253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0.834348">
                <text:p>0.834348</text:p>
              </table:table-cell>
              <table:table-cell office:value-type="float" office:value="3.26831">
                <text:p>3.2683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0.833555">
                <text:p>0.833555</text:p>
              </table:table-cell>
              <table:table-cell office:value-type="float" office:value="3.42999">
                <text:p>3.4299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0.675608">
                <text:p>0.675608</text:p>
              </table:table-cell>
              <table:table-cell office:value-type="float" office:value="2.73701">
                <text:p>2.737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0.731385">
                <text:p>0.731385</text:p>
              </table:table-cell>
              <table:table-cell office:value-type="float" office:value="3.05824">
                <text:p>3.05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23cm" svg:height="9.006cm" xlink:href=".." xlink:type="simple" chart:class="chart:line" chart:style-name="ch1">
        <chart:title svg:x="3.018cm" svg:y="0.316cm" chart:style-name="ch2">
          <text:p>Speedup vs número de processadores</text:p>
        </chart:title>
        <chart:plot-area chart:style-name="ch3" table:cell-range-address="speedup.E28:speedup.E36 speedup.B28:speedup.B28 speedup.C28:speedup.C36" chart:data-source-has-labels="both" svg:x="1.287cm" svg:y="1.275cm" svg:width="12.26cm" svg:height="6.57cm">
          <chartooo:coordinate-region svg:x="2.094cm" svg:y="1.474cm" svg:width="11.081cm" svg:height="5.724cm"/>
          <chart:axis chart:dimension="x" chart:name="primary-x" chart:style-name="ch4" chartooo:axis-type="auto">
            <chartooo:date-scale/>
            <chart:title svg:x="5.442cm" svg:y="8.025cm" chart:style-name="ch5">
              <text:p>Número de processadores</text:p>
            </chart:title>
            <chart:categories table:cell-range-address="speedup.E28:speedup.E36"/>
          </chart:axis>
          <chart:axis chart:dimension="y" chart:name="primary-y" chart:style-name="ch4">
            <chart:title svg:x="0.451cm" svg:y="5.279cm" chart:style-name="ch6">
              <text:p>Speedup</text:p>
            </chart:title>
            <chart:grid chart:style-name="ch7" chart:class="major"/>
          </chart:axis>
          <chart:series chart:style-name="ch8" chart:values-cell-range-address="speedup.C28:speedup.C36" chart:label-cell-address="speedup.B28:speedup.B2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=</text:p>
                <draw:g>
                  <svg:desc>speedup.B28:speedup.B2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edup.E28:speedup.E36</svg:desc>
                </draw:g>
              </table:table-cell>
              <table:table-cell office:value-type="float" office:value="1.99616669854208">
                <text:p>1.99616669854208</text:p>
                <draw:g>
                  <svg:desc>speedup.C28:speedup.C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708801977964">
                <text:p>3.97708801977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9388783888389">
                <text:p>7.893887838883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5520244035969">
                <text:p>15.55202440359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.2020629950076">
                <text:p>30.20206299500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0928563404899">
                <text:p>57.09285634048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2.903645068655">
                <text:p>102.9036450686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8.417585488875">
                <text:p>258.417585488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45.420934822962">
                <text:p>345.420934822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results.E29:results.E36" svg:x="0.32cm" svg:y="0.18cm" svg:width="12.508cm" svg:height="8.64cm">
          <chartooo:coordinate-region svg:x="1.232cm" svg:y="0.379cm" svg:width="11.5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E29:results.E36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9700000000001">
                <text:p>0.0129700000000001</text:p>
                <draw:g>
                  <svg:desc>results.E29:results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2999999999991">
                <text:p>0.026299999999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0999999999913">
                <text:p>0.0570999999999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60000000000036">
                <text:p>0.096000000000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9000000000001">
                <text:p>0.149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9999999999955">
                <text:p>0.299999999999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999999999964">
                <text:p>0.289999999999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0000000000036">
                <text:p>0.4600000000000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